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D000004C4FA137182F7966520.png" manifest:media-type="image/png"/>
  <manifest:file-entry manifest:full-path="Pictures/10000201000001DB0000002491909DF56D56EC0F.png" manifest:media-type="image/png"/>
  <manifest:file-entry manifest:full-path="Pictures/1000020100000134000000BB777EFF26DBB14EC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8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9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0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1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2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4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5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6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8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9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0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1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2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3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4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5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6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8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9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0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2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3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4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6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8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9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0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1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2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3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4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5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6" style:family="presentation" style:parent-style-name="Default_20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5cm" fo:margin-bottom="0.353cm" fo:line-height="100%" fo:text-align="start" fo:text-indent="0cm" style:writing-mode="lr-tb"/>
    </style:style>
    <style:style style:name="P7" style:family="paragraph">
      <style:paragraph-properties fo:margin-left="1.27cm" fo:margin-right="0cm" fo:margin-top="0.5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353cm" fo:margin-bottom="0.353cm" fo:line-height="100%" fo:text-align="start" fo:text-indent="0cm" style:writing-mode="lr-tb"/>
    </style:style>
    <style:style style:name="P10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" fo:font-size="48pt" fo:letter-spacing="normal" fo:font-style="normal" style:text-underline-style="none" fo:font-weight="bold" style:font-name-asian="Source Sans Pro" style:font-size-asian="48pt" style:font-style-asian="normal" style:font-weight-asian="bold" style:font-name-complex="Source Sans Pro" style:font-size-complex="48pt" style:font-style-complex="normal" style:font-weight-complex="bold"/>
    </style:style>
    <style:style style:name="T2" style:family="text">
      <style:text-properties fo:font-variant="normal" fo:text-transform="none" fo:color="#7d4698" style:text-line-through-style="none" style:text-line-through-type="none" style:text-position="0% 100%" style:font-name="Source Sans Pro" fo:font-size="32pt" fo:letter-spacing="normal" fo:font-style="normal" style:text-underline-style="none" fo:font-weight="bold" style:font-name-asian="Source Sans Pro" style:font-size-asian="32pt" style:font-style-asian="normal" style:font-weight-asian="bold" style:font-name-complex="Source Sans Pro" style:font-size-complex="32pt" style:font-style-complex="normal" style:font-weight-complex="bold"/>
    </style:style>
    <style:style style:name="T3" style:family="text">
      <style:text-properties fo:font-variant="normal" fo:text-transform="none" fo:color="#484848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4" style:family="text">
      <style:text-properties fo:font-variant="normal" fo:text-transform="none" fo:color="#7d4698" style:text-line-through-style="none" style:text-line-through-type="none" style:text-position="0% 100%" style:font-name="Source Sans Pro" fo:font-size="48pt" fo:letter-spacing="normal" fo:font-style="normal" style:text-underline-style="none" fo:font-weight="bold" style:font-name-asian="Source Sans Pro" style:font-size-asian="48pt" style:font-style-asian="normal" style:font-weight-asian="bold" style:font-name-complex="Source Sans Pro" style:font-size-complex="48pt" style:font-style-complex="normal" style:font-weight-complex="bold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484848" style:text-line-through-style="none" style:text-line-through-type="none" style:text-position="0% 100%" style:font-name="Source Sans Pro" fo:font-size="24pt" fo:letter-spacing="normal" fo:font-style="normal" style:text-underline-style="none" fo:font-weight="bold" style:font-name-asian="Source Sans Pro" style:font-size-asian="24pt" style:font-style-asian="normal" style:font-weight-asian="bold" style:font-name-complex="Source Sans Pro" style:font-size-complex="24pt" style:font-style-complex="normal" style:font-weight-complex="bold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Source Sans Pro" fo:font-size="24pt" fo:letter-spacing="normal" fo:font-style="normal" style:text-underline-style="solid" style:text-underline-width="auto" style:text-underline-color="font-color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Source Code Pro" fo:font-size="10pt" fo:letter-spacing="normal" fo:font-style="normal" style:text-underline-style="solid" style:text-underline-width="auto" style:text-underline-color="font-color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T10" style:family="text">
      <style:text-properties fo:font-variant="normal" fo:text-transform="none" fo:color="#7d4698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11" style:family="text">
      <style:text-properties fo:font-variant="normal" fo:text-transform="none" fo:color="#484848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7d4698" style:text-line-through-style="none" style:text-line-through-type="none" style:text-position="0% 100%" style:font-name="Source Sans Pro" fo:font-size="36pt" fo:letter-spacing="normal" fo:font-style="normal" style:text-underline-style="none" fo:font-weight="bold" style:font-name-asian="Source Sans Pro" style:font-size-asian="36pt" style:font-style-asian="normal" style:font-weight-asian="bold" style:font-name-complex="Source Sans Pro" style:font-size-complex="36pt" style:font-style-complex="normal" style:font-weight-complex="bold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Source Sans Pro" fo:font-size="20pt" fo:letter-spacing="normal" fo:font-style="normal" style:text-underline-style="none" fo:font-weight="normal" style:font-name-asian="Source Sans Pro" style:font-size-asian="20pt" style:font-style-asian="normal" style:font-weight-asian="normal" style:font-name-complex="Source Sans Pro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style:font-name="Source Sans Pro" fo:color="#48484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Source Sans Pro" fo:color="#484848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Source Sans Pro" fo:color="#484848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Source Sans Pro" fo:color="#7d469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73cm" text:min-label-width="0.81cm"/>
        <style:text-properties style:font-name="Arial" fo:color="#33333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73cm" text:min-label-width="0.81cm"/>
        <style:text-properties style:font-name="Source Code Pro" fo:color="#33333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73cm" text:min-label-width="0.81cm"/>
        <style:text-properties style:font-name="Source Code Pr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Source Sans Pr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style:font-name="Arial" fo:color="#48484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77;p40" draw:style-name="gr1" draw:text-style-name="P2" draw:layer="layout" svg:width="21.582cm" svg:height="4.985cm" svg:x="1.905cm" svg:y="2.508cm">
          <text:p text:style-name="P1"><text:span text:style-name="T1">The Tor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40" draw:style-name="gr2" draw:text-style-name="P2" draw:layer="layout" svg:width="19.677cm" svg:height="3.643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40" draw:style-name="gr2" draw:text-style-name="P2" draw:layer="layout" svg:width="21.582cm" svg:height="4.985cm" svg:x="1.905cm" svg:y="7.50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4;p1:notes"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75;p1:notes" draw:style-name="gr3" draw:layer="layout" svg:width="14.393cm" svg:height="10.477cm" svg:x="3.599cm" svg:y="2.095cm" draw:page-number="1" presentation:class="page"/>
        </presentation:notes>
      </draw:page>
      <draw:page draw:name="page2" draw:style-name="dp1" draw:master-page-name="BLANK">
        <draw:custom-shape draw:name="Google Shape;184;p41" draw:style-name="gr1" draw:text-style-name="P2" draw:layer="layout" svg:width="22.852cm" svg:height="2.373cm" svg:x="1.27cm" svg:y="0.572cm">
          <text:p text:style-name="P1"><text:span text:style-name="T2">Top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41" draw:style-name="gr4" draw:text-style-name="P2" draw:layer="layout" svg:width="22.852cm" svg:height="9.421cm" svg:x="1.27cm" svg:y="3.082cm">
          <text:list text:style-name="L2">
            <text:list-item>
              <text:p text:style-name="P4"><text:span text:style-name="T3">What’s Tor?</text:span></text:p>
            </text:list-item>
            <text:list-item>
              <text:p text:style-name="P5"><text:span text:style-name="T3">Types of relays</text:span></text:p>
            </text:list-item>
            <text:list-item>
              <text:p text:style-name="P5"><text:span text:style-name="T3">Technical setup</text:span></text:p>
            </text:list-item>
            <text:list-item>
              <text:p text:style-name="P5"><text:span text:style-name="T3">More about relays</text:span></text:p>
            </text:list-item>
            <text:list-item>
              <text:p text:style-name="P5"><text:span text:style-name="T3">Relay diversity</text:span></text:p>
            </text:list-item>
            <text:list-item>
              <text:p text:style-name="P6"><text:span text:style-name="T3">Getting hel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1;p2:notes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82;p2:notes" draw:style-name="gr3" draw:layer="layout" svg:width="14.393cm" svg:height="10.477cm" svg:x="3.599cm" svg:y="2.095cm" draw:page-number="2" presentation:class="page"/>
        </presentation:notes>
      </draw:page>
      <draw:page draw:name="page3" draw:style-name="dp1" draw:master-page-name="BLANK">
        <draw:custom-shape draw:name="Google Shape;190;p42" draw:style-name="gr1" draw:text-style-name="P2" draw:layer="layout" svg:width="22.852cm" svg:height="2.373cm" svg:x="1.27cm" svg:y="0.572cm">
          <text:p text:style-name="P1"><text:span text:style-name="T2">What’s To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42" draw:style-name="gr4" draw:text-style-name="P2" draw:layer="layout" svg:width="22.852cm" svg:height="9.421cm" svg:x="1.27cm" svg:y="3.334cm">
          <text:list text:style-name="L2">
            <text:list-item>
              <text:p text:style-name="P4"><text:span text:style-name="T3">Tor is a free software and an open network</text:span></text:p>
            </text:list-item>
            <text:list-item>
              <text:p text:style-name="P5"><text:span text:style-name="T3">Mitigates against tracking, surveillance and censorship</text:span></text:p>
            </text:list-item>
            <text:list-item>
              <text:p text:style-name="P5"><text:span text:style-name="T3">Run by a US non-profit and volunteers from all over the world</text:span></text:p>
            </text:list-item>
            <text:list-item>
              <text:p text:style-name="P6"><text:span text:style-name="T3">It’s Tor, not T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7;p3:notes"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88;p3:notes" draw:style-name="gr3" draw:layer="layout" svg:width="14.393cm" svg:height="10.477cm" svg:x="3.599cm" svg:y="2.095cm" draw:page-number="3" presentation:class="page"/>
        </presentation:notes>
      </draw:page>
      <draw:page draw:name="page4" draw:style-name="dp1" draw:master-page-name="BLANK">
        <draw:custom-shape draw:name="Google Shape;196;p43" draw:style-name="gr1" draw:text-style-name="P2" draw:layer="layout" svg:width="22.852cm" svg:height="2.373cm" svg:x="1.27cm" svg:y="0.572cm">
          <text:p text:style-name="P1"><text:span text:style-name="T2">The Tor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43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An open network, everyone can be part of it. Basically, your server will relay the tor traffic to another server in the Internet.</text:span></text:p>
            </text:list-item>
            <text:list-item>
              <text:p text:style-name="P5"><text:span text:style-name="T3">The network is composed by different types of servers run by volunteers around the world.</text:span></text:p>
            </text:list-item>
            <text:list-item>
              <text:p text:style-name="P6"><text:span text:style-name="T3">To ingress in the network, the new server will pass automatically to a new relay lifecycl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3;p4:notes" presentation:style-name="pr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94;p4:notes" draw:style-name="gr3" draw:layer="layout" svg:width="14.393cm" svg:height="10.477cm" svg:x="3.599cm" svg:y="2.095cm" draw:page-number="4" presentation:class="page"/>
        </presentation:notes>
      </draw:page>
      <draw:page draw:name="page5" draw:style-name="dp1" draw:master-page-name="BLANK">
        <draw:custom-shape draw:name="Google Shape;202;p44" draw:style-name="gr1" draw:text-style-name="P2" draw:layer="layout" svg:width="22.852cm" svg:height="2.373cm" svg:x="1.27cm" svg:y="0.572cm">
          <text:p text:style-name="P1"><text:span text:style-name="T2">Why run a Tor rela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44" draw:style-name="gr4" draw:text-style-name="P2" draw:layer="layout" svg:width="22.852cm" svg:height="9.421cm" svg:x="1.27cm" svg:y="3.334cm">
          <text:list text:style-name="L2">
            <text:list-item>
              <text:p text:style-name="P4"><text:span text:style-name="T3">By running a Tor relay you can help make the Tor network: 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3">faster (and therefore more usable)</text:span></text:p>
                </text:list-item>
                <text:list-item>
                  <text:p text:style-name="P4"><text:span text:style-name="T3">more robust against attacks</text:span></text:p>
                </text:list-item>
                <text:list-item>
                  <text:p text:style-name="P4"><text:span text:style-name="T3">more stable in case of outages</text:span></text:p>
                </text:list-item>
                <text:list-item>
                  <text:p text:style-name="P4"><text:span text:style-name="T3">safer for its users (spying on more relays is harder than on a few)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9;p5:notes" presentation:style-name="pr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00;p5:notes" draw:style-name="gr3" draw:layer="layout" svg:width="14.393cm" svg:height="10.477cm" svg:x="3.599cm" svg:y="2.095cm" draw:page-number="5" presentation:class="page"/>
        </presentation:notes>
      </draw:page>
      <draw:page draw:name="page6" draw:style-name="dp1" draw:master-page-name="Default" presentation:presentation-page-layout-name="AL1T1">
        <draw:custom-shape draw:name="Google Shape;208;p45" draw:style-name="gr1" draw:text-style-name="P2" draw:layer="layout" svg:width="21.581cm" svg:height="4.984cm" svg:x="1.905cm" svg:y="2.508cm">
          <text:p text:style-name="P1"><text:span text:style-name="T4">Types of rel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45" draw:style-name="gr2" draw:text-style-name="P2" draw:layer="layout" svg:width="19.676cm" svg:height="3.642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5;p6:notes"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06;p6:notes" draw:style-name="gr3" draw:layer="layout" svg:width="14.393cm" svg:height="10.477cm" svg:x="3.599cm" svg:y="2.095cm" draw:page-number="6" presentation:class="page"/>
        </presentation:notes>
      </draw:page>
      <draw:page draw:name="page7" draw:style-name="dp1" draw:master-page-name="BLANK">
        <draw:custom-shape draw:name="Google Shape;214;p46" draw:style-name="gr1" draw:text-style-name="P2" draw:layer="layout" svg:width="22.852cm" svg:height="2.373cm" svg:x="1.27cm" svg:y="0.572cm">
          <text:p text:style-name="P1"><text:span text:style-name="T2">Guard/middle (aka non-exit) re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46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A guard is the first relay in the chain of 3 relays building a Tor circuit.</text:span></text:p>
            </text:list-item>
            <text:list-item>
              <text:p text:style-name="P5"><text:span text:style-name="T3">A middle relay is neither a guard nor an exit, but acts as the second hop between the two. </text:span></text:p>
            </text:list-item>
            <text:list-item>
              <text:p text:style-name="P5"><text:span text:style-name="T3">To become a guard, a relay has to be stable and fast (at least 2MByte/s) otherwise it will remain a middle relay. </text:span></text:p>
            </text:list-item>
          </text:list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1;p7:notes" presentation:style-name="pr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12;p7:notes" draw:style-name="gr3" draw:layer="layout" svg:width="14.393cm" svg:height="10.477cm" svg:x="3.599cm" svg:y="2.095cm" draw:page-number="7" presentation:class="page"/>
        </presentation:notes>
      </draw:page>
      <draw:page draw:name="page8" draw:style-name="dp1" draw:master-page-name="BLANK">
        <draw:custom-shape draw:name="Google Shape;220;p47" draw:style-name="gr1" draw:text-style-name="P2" draw:layer="layout" svg:width="22.852cm" svg:height="2.373cm" svg:x="1.27cm" svg:y="0.572cm">
          <text:p text:style-name="P1"><text:span text:style-name="T2">Exit re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47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The exit relay is the final relay in a Tor circuit, the one that sends traffic out its destination.</text:span></text:p>
            </text:list-item>
            <text:list-item>
              <text:p text:style-name="P5"><text:span text:style-name="T3">That’s why exit relays have the greatest legal exposure and liability of all the relays. </text:span></text:p>
            </text:list-item>
            <text:list-item>
              <text:p text:style-name="P5"><text:span text:style-name="T3">Before running an exit relay, check it with your local digital rights organization.</text:span></text:p>
            </text:list-item>
            <text:list-item>
              <text:p text:style-name="P6"><text:span text:style-name="T6">You should not run a Tor exit relay from your hom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7;p8:notes" presentation:style-name="pr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18;p8:notes" draw:style-name="gr3" draw:layer="layout" svg:width="14.393cm" svg:height="10.477cm" svg:x="3.599cm" svg:y="2.095cm" draw:page-number="8" presentation:class="page"/>
        </presentation:notes>
      </draw:page>
      <draw:page draw:name="page9" draw:style-name="dp1" draw:master-page-name="BLANK">
        <draw:custom-shape draw:name="Google Shape;226;p48" draw:style-name="gr1" draw:text-style-name="P2" draw:layer="layout" svg:width="22.852cm" svg:height="2.373cm" svg:x="1.27cm" svg:y="0.572cm">
          <text:p text:style-name="P1"><text:span text:style-name="T2">Bri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48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Bridge is a node in the network that isn’t listed in the public Tor directory, which make it harder for ISPs and governments to block it. </text:span></text:p>
            </text:list-item>
            <text:list-item>
              <text:p text:style-name="P5"><text:span text:style-name="T3">Bridges are relatively easy, low-risk and low bandwidth Tor nodes to operate.</text:span></text:p>
            </text:list-item>
            <text:list-item>
              <text:p text:style-name="P6"><text:span text:style-name="T3">And there’s another special kind of bridge: Pluggable transports. It hides your tor traffic by adding an additional layer of obfuscation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3;p9:notes" presentation:style-name="pr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24;p9:notes" draw:style-name="gr3" draw:layer="layout" svg:width="14.393cm" svg:height="10.477cm" svg:x="3.599cm" svg:y="2.095cm" draw:page-number="9" presentation:class="page"/>
        </presentation:notes>
      </draw:page>
      <draw:page draw:name="page10" draw:style-name="dp1" draw:master-page-name="BLANK">
        <draw:custom-shape draw:name="Google Shape;232;p49" draw:style-name="gr1" draw:text-style-name="P2" draw:layer="layout" svg:width="22.852cm" svg:height="2.373cm" svg:x="1.27cm" svg:y="0.572cm">
          <text:p text:style-name="P1"><text:span text:style-name="T2">The lifecycle of a new re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49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Non-exit relays pass by a lifecycle of four phases (defined by days):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3">Days 0-3: the unmeasured phase</text:span></text:p>
                </text:list-item>
                <text:list-item>
                  <text:p text:style-name="P4"><text:span text:style-name="T3">Days 3-8: network authorities start the remote measurement phase (the ramp-up guard phase)</text:span></text:p>
                </text:list-item>
                <text:list-item>
                  <text:p text:style-name="P4"><text:span text:style-name="T3">Days 8-68: guard phase (where load counterintuitively drops and then rises higher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9;p10:notes" presentation:style-name="pr1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30;p10:notes" draw:style-name="gr3" draw:layer="layout" svg:width="14.393cm" svg:height="10.477cm" svg:x="3.599cm" svg:y="2.095cm" draw:page-number="10" presentation:class="page"/>
        </presentation:notes>
      </draw:page>
      <draw:page draw:name="page11" draw:style-name="dp1" draw:master-page-name="BLANK">
        <draw:custom-shape draw:name="Google Shape;238;p50" draw:style-name="gr1" draw:text-style-name="P2" draw:layer="layout" svg:width="22.852cm" svg:height="2.373cm" svg:x="1.27cm" svg:y="0.572cm">
          <text:p text:style-name="P1"><text:span text:style-name="T2">The lifecycle of a new re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50" draw:style-name="gr4" draw:text-style-name="P2" draw:layer="layout" svg:width="22.852cm" svg:height="9.421cm" svg:x="1.27cm" svg:y="3.17cm">
          <text:list text:style-name="L2">
            <text:list-item>
              <text:p text:style-name="P4"><text:span text:style-name="T3">And after 68 days, if the relay is stable and fast enough, it receives a Guard flag (steady-state guard phase).</text:span></text:p>
            </text:list-item>
            <text:list-item>
              <text:p text:style-name="P8"><text:span text:style-name="T3">Exit relays also have a lifecycle more or less similar.</text:span></text:p>
            </text:list-item>
            <text:list-item>
              <text:p text:style-name="P9"><text:span text:style-name="T3">Read about all the phases in: </text:span><text:span text:style-name="T7"><text:a xlink:href="https://blog.torproject.org/lifecycle-new-relay" xlink:type="simple">https://blog.torproject.org/lifecycle-new-relay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5;p11:notes" presentation:style-name="pr1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36;p11:notes" draw:style-name="gr3" draw:layer="layout" svg:width="14.393cm" svg:height="10.477cm" svg:x="3.599cm" svg:y="2.095cm" draw:page-number="11" presentation:class="page"/>
        </presentation:notes>
      </draw:page>
      <draw:page draw:name="page12" draw:style-name="dp1" draw:master-page-name="Default" presentation:presentation-page-layout-name="AL1T1">
        <draw:custom-shape draw:name="Google Shape;244;p51" draw:style-name="gr1" draw:text-style-name="P2" draw:layer="layout" svg:width="21.581cm" svg:height="4.984cm" svg:x="1.905cm" svg:y="2.508cm">
          <text:p text:style-name="P1"><text:span text:style-name="T4">Relay requir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51" draw:style-name="gr2" draw:text-style-name="P2" draw:layer="layout" svg:width="19.676cm" svg:height="3.642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1;p12:notes" presentation:style-name="pr1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42;p12:notes" draw:style-name="gr3" draw:layer="layout" svg:width="14.393cm" svg:height="10.477cm" svg:x="3.599cm" svg:y="2.095cm" draw:page-number="12" presentation:class="page"/>
        </presentation:notes>
      </draw:page>
      <draw:page draw:name="page13" draw:style-name="dp1" draw:master-page-name="BLANK">
        <draw:custom-shape draw:name="Google Shape;250;p52" draw:style-name="gr1" draw:text-style-name="P2" draw:layer="layout" svg:width="22.852cm" svg:height="2.373cm" svg:x="1.27cm" svg:y="0.572cm">
          <text:p text:style-name="P1"><text:span text:style-name="T2">Before we 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52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Never run a relay without the consent of network administrator or machine owner. Read the Terms of Service (ToS) first, so you don’t lose money.</text:span></text:p>
            </text:list-item>
            <text:list-item>
              <text:p text:style-name="P5"><text:span text:style-name="T3">Choose which type of relay you will host. Non-exit relay is a easy way to start helping the network.</text:span></text:p>
            </text:list-item>
            <text:list-item>
              <text:p text:style-name="P5"><text:span text:style-name="T3">Read the documentation:</text:span></text:p>
            </text:list-item>
          </text:list>
          <text:list text:style-name="L5">
            <text:list-item>
              <text:p text:style-name="P6"><text:span text:style-name="T7"><text:a xlink:href="https://torproject.org/tor-relays" xlink:type="simple">https://torproject.org/tor-relays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7;p13:notes" presentation:style-name="pr1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48;p13:notes" draw:style-name="gr3" draw:layer="layout" svg:width="14.393cm" svg:height="10.477cm" svg:x="3.599cm" svg:y="2.095cm" draw:page-number="13" presentation:class="page"/>
        </presentation:notes>
      </draw:page>
      <draw:page draw:name="page14" draw:style-name="dp1" draw:master-page-name="BLANK">
        <draw:custom-shape draw:name="Google Shape;256;p53" draw:style-name="gr1" draw:text-style-name="P2" draw:layer="layout" svg:width="22.852cm" svg:height="2.373cm" svg:x="1.27cm" svg:y="0.572cm">
          <text:p text:style-name="P1"><text:span text:style-name="T2">Bandwidth requir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53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At least 16 Mbit/s (Mbps) upload and download bandwidth available for Tor. More is better. </text:span></text:p>
            </text:list-item>
            <text:list-item>
              <text:p text:style-name="P5"><text:span text:style-name="T3">The minimum requirements for a relay are 10 Mbit/s (Mbps). </text:span></text:p>
            </text:list-item>
            <text:list-item>
              <text:p text:style-name="P6"><text:span text:style-name="T3">If you have less than 10 Mbit/s but at least 1 Mbit/s we recommend you run a bridge with obfs4 support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3;p14:notes" presentation:style-name="pr1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54;p14:notes" draw:style-name="gr3" draw:layer="layout" svg:width="14.393cm" svg:height="10.477cm" svg:x="3.599cm" svg:y="2.095cm" draw:page-number="14" presentation:class="page"/>
        </presentation:notes>
      </draw:page>
      <draw:page draw:name="page15" draw:style-name="dp1" draw:master-page-name="BLANK">
        <draw:custom-shape draw:name="Google Shape;262;p54" draw:style-name="gr1" draw:text-style-name="P2" draw:layer="layout" svg:width="22.852cm" svg:height="2.373cm" svg:x="1.27cm" svg:y="0.572cm">
          <text:p text:style-name="P1"><text:span text:style-name="T2">Monthly outbound traff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54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It is required to use a minimum of 100 GByte of outbound/incoming traffic per month.</text:span></text:p>
            </text:list-item>
            <text:list-item>
              <text:p text:style-name="P5"><text:span text:style-name="T3">If you have a metered plan you might want to configure tor to only use a given amount of bandwidth or monthly traffic. </text:span></text:p>
            </text:list-item>
            <text:list-item>
              <text:p text:style-name="P6"><text:span text:style-name="T3">More (&gt;2 TB/month) is better and recommende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9;p15:notes" presentation:style-name="pr1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60;p15:notes" draw:style-name="gr3" draw:layer="layout" svg:width="14.393cm" svg:height="10.477cm" svg:x="3.599cm" svg:y="2.095cm" draw:page-number="15" presentation:class="page"/>
        </presentation:notes>
      </draw:page>
      <draw:page draw:name="page16" draw:style-name="dp1" draw:master-page-name="BLANK">
        <draw:custom-shape draw:name="Google Shape;268;p55" draw:style-name="gr1" draw:text-style-name="P2" draw:layer="layout" svg:width="22.852cm" svg:height="2.373cm" svg:x="1.27cm" svg:y="0.572cm">
          <text:p text:style-name="P1"><text:span text:style-name="T2">Public IPv4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55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Every relay needs a public IPv4 address - either directly on the host (preferred) or via NAT and port forwarding. </text:span></text:p>
            </text:list-item>
            <text:list-item>
              <text:p text:style-name="P5"><text:span text:style-name="T3">The IPv4 address is not required to be static but static IP addresses are preferred. </text:span></text:p>
            </text:list-item>
            <text:list-item>
              <text:p text:style-name="P5"><text:span text:style-name="T3">Your IPv4 address should remain unchanged for at least 3 hours (network consensus).</text:span></text:p>
            </text:list-item>
            <text:list-item>
              <text:p text:style-name="P6"><text:span text:style-name="T3">You can only run two Tor relays per public IPv4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5;p16:notes" presentation:style-name="pr1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66;p16:notes" draw:style-name="gr3" draw:layer="layout" svg:width="14.393cm" svg:height="10.477cm" svg:x="3.599cm" svg:y="2.095cm" draw:page-number="16" presentation:class="page"/>
        </presentation:notes>
      </draw:page>
      <draw:page draw:name="page17" draw:style-name="dp1" draw:master-page-name="BLANK">
        <draw:custom-shape draw:name="Google Shape;274;p56" draw:style-name="gr1" draw:text-style-name="P2" draw:layer="layout" svg:width="22.852cm" svg:height="2.373cm" svg:x="1.27cm" svg:y="0.572cm">
          <text:p text:style-name="P1"><text:span text:style-name="T2">Other requir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56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Memory: A &lt;40 Mbit/s non-exit relay should have at least 512 MB of RAM available. </text:span></text:p>
            </text:list-item>
            <text:list-item>
              <text:p text:style-name="P5"><text:span text:style-name="T3">Disk storage: Tor does not need much disk storage. A typical Tor relay needs less than 200 MB.</text:span></text:p>
            </text:list-item>
            <text:list-item>
              <text:p text:style-name="P5"><text:span text:style-name="T3">Any modern CPU should be fine. </text:span></text:p>
            </text:list-item>
            <text:list-item>
              <text:p text:style-name="P6"><text:span text:style-name="T3">Uptime: Ideally the relay runs on a server which runs 24/7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1;p17:notes" presentation:style-name="pr1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72;p17:notes" draw:style-name="gr3" draw:layer="layout" svg:width="14.393cm" svg:height="10.477cm" svg:x="3.599cm" svg:y="2.095cm" draw:page-number="17" presentation:class="page"/>
        </presentation:notes>
      </draw:page>
      <draw:page draw:name="page18" draw:style-name="dp1" draw:master-page-name="BLANK">
        <draw:custom-shape draw:name="Google Shape;280;p57" draw:style-name="gr1" draw:text-style-name="P2" draw:layer="layout" svg:width="22.852cm" svg:height="2.373cm" svg:x="1.27cm" svg:y="0.572cm">
          <text:p text:style-name="P1"><text:span text:style-name="T2">Choosing your relay ho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57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Tor community maintain the list GoodBadISPs, about the experience of running relays: </text:span><text:span text:style-name="T7"><text:a xlink:href="https://trac.torproject.org/projects/tor/wiki/doc/GoodBadISPs" xlink:type="simple">https://trac.torproject.org/projects/tor/wiki/doc/GoodBadISPs</text:a></text:span></text:p>
            </text:list-item>
            <text:list-item>
              <text:p text:style-name="P5"><text:span text:style-name="T3">Some providers only allow non-exit relays, so before buying a service, check the GoodBadISPs.</text:span></text:p>
            </text:list-item>
            <text:list-item>
              <text:p text:style-name="P6"><text:span text:style-name="T3">This can cost anywhere between $3.00/mo and thousands per month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7;p18:notes" presentation:style-name="pr1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78;p18:notes" draw:style-name="gr3" draw:layer="layout" svg:width="14.393cm" svg:height="10.477cm" svg:x="3.599cm" svg:y="2.095cm" draw:page-number="18" presentation:class="page"/>
        </presentation:notes>
      </draw:page>
      <draw:page draw:name="page19" draw:style-name="dp1" draw:master-page-name="Default" presentation:presentation-page-layout-name="AL1T1">
        <draw:custom-shape draw:name="Google Shape;286;p58" draw:style-name="gr1" draw:text-style-name="P2" draw:layer="layout" svg:width="21.581cm" svg:height="4.984cm" svg:x="1.905cm" svg:y="2.508cm">
          <text:p text:style-name="P1"><text:span text:style-name="T4">Technical set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58" draw:style-name="gr2" draw:text-style-name="P2" draw:layer="layout" svg:width="19.676cm" svg:height="3.642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3;p19:notes" presentation:style-name="pr1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84;p19:notes" draw:style-name="gr3" draw:layer="layout" svg:width="14.393cm" svg:height="10.477cm" svg:x="3.599cm" svg:y="2.095cm" draw:page-number="19" presentation:class="page"/>
        </presentation:notes>
      </draw:page>
      <draw:page draw:name="page20" draw:style-name="dp1" draw:master-page-name="BLANK">
        <draw:custom-shape draw:name="Google Shape;292;p59" draw:style-name="gr1" draw:text-style-name="P2" draw:layer="layout" svg:width="22.852cm" svg:height="2.373cm" svg:x="1.27cm" svg:y="0.572cm">
          <text:p text:style-name="P1"><text:span text:style-name="T2">Non-exit relay – Debian/Ubunt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59" draw:style-name="gr4" draw:text-style-name="P2" draw:layer="layout" svg:width="22.852cm" svg:height="9.421cm" svg:x="1.27cm" svg:y="2.694cm">
          <text:p text:style-name="P1"><text:span text:style-name="T3">1. Enable the Torproject package repository</text:span></text:p>
          <text:p text:style-name="P10"><text:span text:style-name="T3">2. Install the tor package</text:span></text:p>
          <text:list text:style-name="L6">
            <text:list-item>
              <text:list>
                <text:list-item>
                  <text:p text:style-name="P1"><text:span text:style-name="T8">apt update &amp;&amp; apt install tor</text:span></text:p>
                </text:list-item>
              </text:list>
            </text:list-item>
          </text:list>
          <text:p text:style-name="P10"><text:span text:style-name="T3">3. Put the configuration file /etc/tor/torrc in place:</text:span></text:p>
          <text:list text:style-name="L7">
            <text:list-item>
              <text:list>
                <text:list-item>
                  <text:p text:style-name="P1"><text:span text:style-name="T8">Nickname myNiceRelay</text:span></text:p>
                </text:list-item>
                <text:list-item>
                  <text:p text:style-name="P1"><text:span text:style-name="T8">ExitRelay 0</text:span></text:p>
                </text:list-item>
                <text:list-item>
                  <text:p text:style-name="P1"><text:span text:style-name="T8">SocksPort 0</text:span></text:p>
                </text:list-item>
                <text:list-item>
                  <text:p text:style-name="P1"><text:span text:style-name="T8">ControORPort 443</text:span></text:p>
                </text:list-item>
                <text:list-item>
                  <text:p text:style-name="P1"><text:span text:style-name="T8">lSocket 0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"><text:span text:style-name="T8">ContactInfo </text:span><text:span text:style-name="T9"><text:a xlink:href="about:blank" xlink:type="simple">tor-operator@your-emailaddress-domain</text:a>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"><text:span text:style-name="T8">Log notice syslog</text:span></text:p>
                </text:list-item>
              </text:list>
            </text:list-item>
          </text:list>
          <text:p text:style-name="P10"><text:span text:style-name="T3">4. Restart the tor daemon: </text:span></text:p>
          <text:list text:style-name="L6">
            <text:list-item>
              <text:list>
                <text:list-item>
                  <text:p text:style-name="P1"><text:span text:style-name="T8">systemctl restart tor@defaul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9;p20:notes" presentation:style-name="pr2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90;p20:notes" draw:style-name="gr3" draw:layer="layout" svg:width="14.393cm" svg:height="10.477cm" svg:x="3.599cm" svg:y="2.095cm" draw:page-number="20" presentation:class="page"/>
        </presentation:notes>
      </draw:page>
      <draw:page draw:name="page21" draw:style-name="dp1" draw:master-page-name="BLANK">
        <draw:custom-shape draw:name="Google Shape;298;p60" draw:style-name="gr1" draw:text-style-name="P2" draw:layer="layout" svg:width="22.852cm" svg:height="2.373cm" svg:x="1.27cm" svg:y="0.572cm">
          <text:p text:style-name="P1"><text:span text:style-name="T2">Non-exit relay – FreeBS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60" draw:style-name="gr4" draw:text-style-name="P2" draw:layer="layout" svg:width="22.852cm" svg:height="9.421cm" svg:x="1.27cm" svg:y="2.906cm">
          <text:p text:style-name="P1"><text:span text:style-name="T3">1. Install the tor package</text:span></text:p>
          <text:list text:style-name="L7">
            <text:list-item>
              <text:list>
                <text:list-item>
                  <text:p text:style-name="P11"><text:span text:style-name="T8">pkg install tor ca_root_nss</text:span></text:p>
                </text:list-item>
              </text:list>
            </text:list-item>
          </text:list>
          <text:p text:style-name="P10"><text:span text:style-name="T3">2. Edit the configuration file/usr/local/etc/tor/torrc</text:span></text:p>
          <text:list text:continue-numbering="true" text:style-name="L7">
            <text:list-item>
              <text:list>
                <text:list-item>
                  <text:p text:style-name="P1"><text:span text:style-name="T8">Nickname myNiceRelay</text:span></text:p>
                </text:list-item>
                <text:list-item>
                  <text:p text:style-name="P1"><text:span text:style-name="T8">ORPort 9001</text:span></text:p>
                </text:list-item>
                <text:list-item>
                  <text:p text:style-name="P1"><text:span text:style-name="T8">ExitRelay 0</text:span></text:p>
                </text:list-item>
                <text:list-item>
                  <text:p text:style-name="P1"><text:span text:style-name="T8">SocksPort 0</text:span></text:p>
                </text:list-item>
                <text:list-item>
                  <text:p text:style-name="P1"><text:span text:style-name="T8">ControlSocket 0</text:span></text:p>
                </text:list-item>
                <text:list-item>
                  <text:p text:style-name="P1"><text:span text:style-name="T8">ContactInfo tor-operator@your-emailaddress-domain</text:span></text:p>
                </text:list-item>
                <text:list-item>
                  <text:p text:style-name="P1"><text:span text:style-name="T8">Log notice syslog</text:span></text:p>
                </text:list-item>
              </text:list>
            </text:list-item>
          </text:list>
          <text:p text:style-name="P10"><text:span text:style-name="T3">3. Ensure that the random_id sysctl setting is enabled: </text:span></text:p>
          <text:list text:style-name="L6">
            <text:list-item>
              <text:list>
                <text:list-item>
                  <text:p text:style-name="P1"><text:span text:style-name="T8">echo "net.inet.ip.random_id=1" &gt;&gt; /etc/sysctl.conf</text:span></text:p>
                </text:list-item>
                <text:list-item>
                  <text:p text:style-name="P1"><text:span text:style-name="T8">sysctl net.inet.ip.random_id=1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5;p21:notes" presentation:style-name="pr2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96;p21:notes" draw:style-name="gr3" draw:layer="layout" svg:width="14.393cm" svg:height="10.477cm" svg:x="3.599cm" svg:y="2.095cm" draw:page-number="21" presentation:class="page"/>
        </presentation:notes>
      </draw:page>
      <draw:page draw:name="page22" draw:style-name="dp1" draw:master-page-name="BLANK">
        <draw:custom-shape draw:name="Google Shape;304;p61" draw:style-name="gr1" draw:text-style-name="P2" draw:layer="layout" svg:width="22.852cm" svg:height="2.373cm" svg:x="1.27cm" svg:y="0.572cm">
          <text:p text:style-name="P1"><text:span text:style-name="T2">Non-exit relay – FreeBS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61" draw:style-name="gr4" draw:text-style-name="P2" draw:layer="layout" svg:width="22.852cm" svg:height="9.421cm" svg:x="1.27cm" svg:y="2.906cm">
          <text:p text:style-name="P1"><text:span text:style-name="T3">4. Start the tor daemon and make sure it starts at boot: </text:span></text:p>
          <text:list text:style-name="L7">
            <text:list-item>
              <text:list>
                <text:list-item>
                  <text:p text:style-name="P1"><text:span text:style-name="T8">sysrc tor_enable=YES</text:span></text:p>
                </text:list-item>
                <text:list-item>
                  <text:p text:style-name="P1"><text:span text:style-name="T8">service tor start</text:span></text:p>
                </text:list-item>
              </text:list>
            </text:list-item>
          </text:list>
          <text:p text:style-name="P1"><text:span text:style-name="T8"/></text:p>
          <text:p text:style-name="P10"><text:span text:style-name="T3">Optional, but recommended to get package updates faster: </text:span><text:span text:style-name="T7"><text:a xlink:href="https://trac.torproject.org/projects/tor/wiki/TorRelayGuide/FreeBSD" xlink:type="simple">https://trac.torproject.org/projects/tor/wiki/TorRelayGuide/FreeBSD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1;p22:notes" presentation:style-name="pr2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02;p22:notes" draw:style-name="gr3" draw:layer="layout" svg:width="14.393cm" svg:height="10.477cm" svg:x="3.599cm" svg:y="2.095cm" draw:page-number="22" presentation:class="page"/>
        </presentation:notes>
      </draw:page>
      <draw:page draw:name="page23" draw:style-name="dp1" draw:master-page-name="BLANK">
        <draw:custom-shape draw:name="Google Shape;310;p62" draw:style-name="gr1" draw:text-style-name="P2" draw:layer="layout" svg:width="22.852cm" svg:height="2.373cm" svg:x="1.27cm" svg:y="0.572cm">
          <text:p text:style-name="P1"><text:span text:style-name="T2">Verify that your relay 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62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After restarting the service, verify in the log file if it contains the following entry: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3">Self-testing indicates your ORPort is reachable from the outside. Excellent. Publishing server descriptor.</text:span></text:p>
                </text:list-item>
              </text:list>
            </text:list-item>
            <text:list-item>
              <text:p text:style-name="P6"><text:span text:style-name="T3">About 3 hours after you started your relay it should appear on Metrics portal in Relay Search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7;p23:notes" presentation:style-name="pr2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08;p23:notes" draw:style-name="gr3" draw:layer="layout" svg:width="14.393cm" svg:height="10.477cm" svg:x="3.599cm" svg:y="2.095cm" draw:page-number="23" presentation:class="page"/>
        </presentation:notes>
      </draw:page>
      <draw:page draw:name="page24" draw:style-name="dp1" draw:master-page-name="Default" presentation:presentation-page-layout-name="AL1T1">
        <draw:custom-shape draw:name="Google Shape;316;p63" draw:style-name="gr1" draw:text-style-name="P2" draw:layer="layout" svg:width="21.581cm" svg:height="4.984cm" svg:x="1.905cm" svg:y="2.508cm">
          <text:p text:style-name="P1"><text:span text:style-name="T4">More about rel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63" draw:style-name="gr2" draw:text-style-name="P2" draw:layer="layout" svg:width="19.676cm" svg:height="3.642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3;p24:notes" presentation:style-name="pr2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14;p24:notes" draw:style-name="gr3" draw:layer="layout" svg:width="14.393cm" svg:height="10.477cm" svg:x="3.599cm" svg:y="2.095cm" draw:page-number="24" presentation:class="page"/>
        </presentation:notes>
      </draw:page>
      <draw:page draw:name="page25" draw:style-name="dp1" draw:master-page-name="BLANK">
        <draw:custom-shape draw:name="Google Shape;322;p64" draw:style-name="gr1" draw:text-style-name="P2" draw:layer="layout" svg:width="22.852cm" svg:height="2.373cm" svg:x="1.27cm" svg:y="0.572cm">
          <text:p text:style-name="P1"><text:span text:style-name="T2">Technical ti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64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Enable automatic software updates.</text:span></text:p>
            </text:list-item>
            <text:list-item>
              <text:p text:style-name="P5"><text:span text:style-name="T3">Backup your Tor Identity Keys.</text:span></text:p>
            </text:list-item>
            <text:list-item>
              <text:p text:style-name="P5"><text:span text:style-name="T3">It’s possible to limit bandwidth usage (and traffic). Check the parameters, for example: AccountingMax, AccountingRule, AccountingStart.</text:span></text:p>
            </text:list-item>
            <text:list-item>
              <text:p text:style-name="P6"><text:span text:style-name="T3">If run more than one Tor relay, you need to set MyFamily paramete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9;p25:notes" presentation:style-name="pr2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20;p25:notes" draw:style-name="gr3" draw:layer="layout" svg:width="14.393cm" svg:height="10.477cm" svg:x="3.599cm" svg:y="2.095cm" draw:page-number="25" presentation:class="page"/>
        </presentation:notes>
      </draw:page>
      <draw:page draw:name="page26" draw:style-name="dp1" draw:master-page-name="BLANK">
        <draw:custom-shape draw:name="Google Shape;328;p65" draw:style-name="gr1" draw:text-style-name="P2" draw:layer="layout" svg:width="22.852cm" svg:height="2.373cm" svg:x="1.27cm" svg:y="0.572cm">
          <text:p text:style-name="P1"><text:span text:style-name="T2">Orchestra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65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Running multiple relays by hand can be challenging.</text:span></text:p>
            </text:list-item>
            <text:list-item>
              <text:p text:style-name="P5"><text:span text:style-name="T3">Configuration management tools can make the relay operator life easier: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3">Ansible-relayor: </text:span><text:span text:style-name="T7"><text:a xlink:href="http://github.com/nusenu/ansible-relayor" xlink:type="simple">http://github.com/nusenu/ansible-relayor</text:a></text:span><text:span text:style-name="T10"><text:s/></text:span></text:p>
                </text:list-item>
                <text:list-item>
                  <text:p text:style-name="P6"><text:span text:style-name="T3">Bash script: </text:span><text:span text:style-name="T7"><text:a xlink:href="https://github.com/coldhakca/tor-relay-bootstrap" xlink:type="simple">https://github.com/coldhakca/tor-relay-bootstrap</text:a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5;p26:notes" presentation:style-name="pr2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26;p26:notes" draw:style-name="gr3" draw:layer="layout" svg:width="14.393cm" svg:height="10.477cm" svg:x="3.599cm" svg:y="2.095cm" draw:page-number="26" presentation:class="page"/>
        </presentation:notes>
      </draw:page>
      <draw:page draw:name="page27" draw:style-name="dp1" draw:master-page-name="BLANK">
        <draw:custom-shape draw:name="Google Shape;334;p66" draw:style-name="gr1" draw:text-style-name="P2" draw:layer="layout" svg:width="22.852cm" svg:height="2.373cm" svg:x="1.27cm" svg:y="0.572cm">
          <text:p text:style-name="P1"><text:span text:style-name="T2">Metr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66" draw:style-name="gr4" draw:text-style-name="P2" draw:layer="layout" svg:width="22.852cm" svg:height="9.421cm" svg:x="1.27cm" svg:y="2.906cm">
          <text:list text:style-name="L9">
            <text:list-item>
              <text:p text:style-name="P4"><text:span text:style-name="T3">Metrics portal - </text:span><text:span text:style-name="T7"><text:a xlink:href="https://metrics.torproject.org/" xlink:type="simple">https://metrics.torproject.org</text:a></text:span><text:span text:style-name="T10"><text:s/></text:span></text:p>
            </text:list-item>
          </text:list>
          <text:list text:style-name="L2">
            <text:list-item>
              <text:p text:style-name="P5"><text:span text:style-name="T3">It’s possible to search: how many relays are in the network, how many are exit, etc</text:span></text:p>
            </text:list-item>
            <text:list-item>
              <text:p text:style-name="P5"><text:span text:style-name="T3">In 2019 there are ~6,600 relays and ~1,500 bridges.</text:span></text:p>
            </text:list-item>
            <text:list-item>
              <text:p text:style-name="P6"><text:span text:style-name="T3">Check: how many relays are in your country? Who run these relays? How diverse it is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1;p27:notes" presentation:style-name="pr2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32;p27:notes" draw:style-name="gr3" draw:layer="layout" svg:width="14.393cm" svg:height="10.477cm" svg:x="3.599cm" svg:y="2.095cm" draw:page-number="27" presentation:class="page"/>
        </presentation:notes>
      </draw:page>
      <draw:page draw:name="page28" draw:style-name="dp1" draw:master-page-name="Default" presentation:presentation-page-layout-name="AL1T1">
        <draw:custom-shape draw:name="Google Shape;340;p67" draw:style-name="gr1" draw:text-style-name="P2" draw:layer="layout" svg:width="21.581cm" svg:height="4.984cm" svg:x="1.905cm" svg:y="2.508cm">
          <text:p text:style-name="P1"><text:span text:style-name="T4">Network dive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67" draw:style-name="gr2" draw:text-style-name="P2" draw:layer="layout" svg:width="19.676cm" svg:height="3.642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7;p28:notes" presentation:style-name="pr2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38;p28:notes" draw:style-name="gr3" draw:layer="layout" svg:width="14.393cm" svg:height="10.477cm" svg:x="3.599cm" svg:y="2.095cm" draw:page-number="28" presentation:class="page"/>
        </presentation:notes>
      </draw:page>
      <draw:page draw:name="page29" draw:style-name="dp1" draw:master-page-name="BLANK">
        <draw:custom-shape draw:name="Google Shape;346;p68" draw:style-name="gr1" draw:text-style-name="P2" draw:layer="layout" svg:width="22.852cm" svg:height="2.373cm" svg:x="1.27cm" svg:y="0.572cm">
          <text:p text:style-name="P1"><text:span text:style-name="T2">Monocul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68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A single kernel vulnerability in GNU/Linux impacting Tor relays could be devastating.</text:span></text:p>
            </text:list-item>
            <text:list-item>
              <text:p text:style-name="P5"><text:span text:style-name="T3">Diversity of Operating System (OS): ~90% of relays are Linux.</text:span></text:p>
            </text:list-item>
            <text:list-item>
              <text:p text:style-name="P6"><text:span text:style-name="T3">Diversity of Autonomous System (AS). Try to avoid the following hosters: OVH SAS (AS16276), Online S.a.s. (AS12876), Hetzner Online GmbH (AS24940), DigitalOcean, LLC (AS14061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3;p29:notes" presentation:style-name="pr2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44;p29:notes" draw:style-name="gr3" draw:layer="layout" svg:width="14.393cm" svg:height="10.477cm" svg:x="3.599cm" svg:y="2.095cm" draw:page-number="29" presentation:class="page"/>
        </presentation:notes>
      </draw:page>
      <draw:page draw:name="page30" draw:style-name="dp1" draw:master-page-name="BLANK">
        <draw:custom-shape draw:name="Google Shape;352;p69" draw:style-name="gr1" draw:text-style-name="P2" draw:layer="layout" svg:width="22.852cm" svg:height="2.373cm" svg:x="1.27cm" svg:y="0.572cm">
          <text:p text:style-name="P1"><text:span text:style-name="T2">The TorBSD Diversity 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69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The Tor BSD Diversity Project (TDP) is an initiative seeking to extend the use of the BSD Unix operating systems in the network.</text:span></text:p>
            </text:list-item>
            <text:list-item>
              <text:p text:style-name="P5"><text:span text:style-name="T3">Goals: increase the number of Tor relays running BSDs; Engage the BSD community about Tor anonymity; Port tor related programs to BSD operating systems.</text:span></text:p>
            </text:list-item>
            <text:list-item>
              <text:p text:style-name="P6"><text:span text:style-name="T3">TorBSD website: </text:span><text:span text:style-name="T7"><text:a xlink:href="https://torbsd.org/" xlink:type="simple">https://torbsd.org/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9;p30:notes" presentation:style-name="pr3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50;p30:notes" draw:style-name="gr3" draw:layer="layout" svg:width="14.393cm" svg:height="10.477cm" svg:x="3.599cm" svg:y="2.095cm" draw:page-number="30" presentation:class="page"/>
        </presentation:notes>
      </draw:page>
      <draw:page draw:name="page31" draw:style-name="dp1" draw:master-page-name="TITLE_5f_AND_5f_BODY" presentation:presentation-page-layout-name="AL1T1">
        <draw:custom-shape draw:name="Google Shape;358;p70" draw:style-name="gr1" draw:text-style-name="P2" draw:layer="layout" svg:width="21.582cm" svg:height="4.985cm" svg:x="1.905cm" svg:y="2.508cm">
          <text:p text:style-name="P1"><text:span text:style-name="T1">More about exit rel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70" draw:style-name="gr2" draw:text-style-name="P2" draw:layer="layout" svg:width="19.677cm" svg:height="3.643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55;p31:notes" presentation:style-name="pr3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56;p31:notes" draw:style-name="gr3" draw:layer="layout" svg:width="14.393cm" svg:height="10.477cm" svg:x="3.599cm" svg:y="2.095cm" draw:page-number="31" presentation:class="page"/>
        </presentation:notes>
      </draw:page>
      <draw:page draw:name="page32" draw:style-name="dp1" draw:master-page-name="BLANK">
        <draw:custom-shape draw:name="Google Shape;364;p71" draw:style-name="gr1" draw:text-style-name="P2" draw:layer="layout" svg:width="22.852cm" svg:height="2.373cm" svg:x="1.27cm" svg:y="0.572cm">
          <text:p text:style-name="P1"><text:span text:style-name="T2">Legal in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71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In many countries there are regulations that exclude communication service providers from liability.</text:span></text:p>
            </text:list-item>
            <text:list-item>
              <text:p text:style-name="P5"><text:span text:style-name="T3">It's a good idea to consult with a lawyer or your local digital rights organization.</text:span></text:p>
            </text:list-item>
            <text:list-item>
              <text:p text:style-name="P6"><text:span text:style-name="T3">Under most circumstances you will be able to handle legal matters by having an abuse response lette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1;p32:notes" presentation:style-name="pr3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62;p32:notes" draw:style-name="gr3" draw:layer="layout" svg:width="14.393cm" svg:height="10.477cm" svg:x="3.599cm" svg:y="2.095cm" draw:page-number="32" presentation:class="page"/>
        </presentation:notes>
      </draw:page>
      <draw:page draw:name="page33" draw:style-name="dp1" draw:master-page-name="BLANK">
        <draw:custom-shape draw:name="Google Shape;370;p72" draw:style-name="gr1" draw:text-style-name="P2" draw:layer="layout" svg:width="22.852cm" svg:height="2.373cm" svg:x="1.27cm" svg:y="0.572cm">
          <text:p text:style-name="P1"><text:span text:style-name="T2">Legal resour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72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The EFF Tor Legal FAQ answers many common questions: </text:span><text:span text:style-name="T7"><text:a xlink:href="https://www.torproject.org/eff/tor-legal-faq.html.en" xlink:type="simple">https://www.torproject.org/eff/tor-legal-faq.html.en</text:a></text:span></text:p>
            </text:list-item>
            <text:list-item>
              <text:p text:style-name="P5"><text:span text:style-name="T3">It’s important to respond to abuse complaints in a timely manner (usually within 24 hours).</text:span></text:p>
            </text:list-item>
            <text:list-item>
              <text:p text:style-name="P6"><text:span text:style-name="T3">Abuse templates letters: </text:span><text:span text:style-name="T7"><text:a xlink:href="https://trac.torproject.org/projects/tor/wiki/doc/TorAbuseTemplates" xlink:type="simple">https://trac.torproject.org/projects/tor/wiki/doc/TorAbuseTemplates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7;p33:notes" presentation:style-name="pr3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68;p33:notes" draw:style-name="gr3" draw:layer="layout" svg:width="14.393cm" svg:height="10.477cm" svg:x="3.599cm" svg:y="2.095cm" draw:page-number="33" presentation:class="page"/>
        </presentation:notes>
      </draw:page>
      <draw:page draw:name="page34" draw:style-name="dp1" draw:master-page-name="BLANK">
        <draw:custom-shape draw:name="Google Shape;376;p73" draw:style-name="gr1" draw:text-style-name="P2" draw:layer="layout" svg:width="22.852cm" svg:height="2.373cm" svg:x="1.27cm" svg:y="0.572cm">
          <text:p text:style-name="P1"><text:span text:style-name="T2">Tips for running an exit re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73" draw:style-name="gr4" draw:text-style-name="P2" draw:layer="layout" svg:width="22.852cm" svg:height="10.053cm" svg:x="1.27cm" svg:y="2.694cm">
          <text:list text:style-name="L10">
            <text:list-item>
              <text:p text:style-name="P4"><text:span text:style-name="T3">Get a separate IP for the relay and don’t use it for other services.</text:span></text:p>
            </text:list-item>
            <text:list-item>
              <text:p text:style-name="P5"><text:span text:style-name="T3">Set up a Tor Exit Notice, so if someone checks your exit IP, they will easily know that it’s a Tor Exit.</text:span></text:p>
            </text:list-item>
            <text:list-item>
              <text:p text:style-name="P5"><text:span text:style-name="T3">If you receive excessive complaints, consider running a Reduced Exit Policy.</text:span></text:p>
            </text:list-item>
            <text:list-item>
              <text:p text:style-name="P6"><text:span text:style-name="T3">For more tips: </text:span><text:span text:style-name="T7"><text:a xlink:href="https://blog.torproject.org/tips-running-exit-node" xlink:type="simple">https://blog.torproject.org/tips-running-exit-node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73;p34:notes" presentation:style-name="pr3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74;p34:notes" draw:style-name="gr3" draw:layer="layout" svg:width="14.393cm" svg:height="10.477cm" svg:x="3.599cm" svg:y="2.095cm" draw:page-number="34" presentation:class="page"/>
        </presentation:notes>
      </draw:page>
      <draw:page draw:name="page35" draw:style-name="dp1" draw:master-page-name="TITLE_5f_AND_5f_BODY" presentation:presentation-page-layout-name="AL1T1">
        <draw:custom-shape draw:name="Google Shape;382;p74" draw:style-name="gr1" draw:text-style-name="P2" draw:layer="layout" svg:width="21.582cm" svg:height="4.985cm" svg:x="1.905cm" svg:y="2.508cm">
          <text:p text:style-name="P1"><text:span text:style-name="T1">Running relays with oth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74" draw:style-name="gr2" draw:text-style-name="P2" draw:layer="layout" svg:width="19.677cm" svg:height="3.643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79;p35:notes" presentation:style-name="pr3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80;p35:notes" draw:style-name="gr3" draw:layer="layout" svg:width="14.393cm" svg:height="10.477cm" svg:x="3.599cm" svg:y="2.095cm" draw:page-number="35" presentation:class="page"/>
        </presentation:notes>
      </draw:page>
      <draw:page draw:name="page36" draw:style-name="dp1" draw:master-page-name="BLANK">
        <draw:custom-shape draw:name="Google Shape;388;p75" draw:style-name="gr1" draw:text-style-name="P2" draw:layer="layout" svg:width="22.852cm" svg:height="2.373cm" svg:x="1.27cm" svg:y="0.572cm">
          <text:p text:style-name="P1"><text:span text:style-name="T2">Running a relay with oth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75" draw:style-name="gr4" draw:text-style-name="P2" draw:layer="layout" svg:width="22.852cm" svg:height="9.421cm" svg:x="1.27cm" svg:y="2.906cm">
          <text:list text:style-name="L10">
            <text:list-item>
              <text:p text:style-name="P4"><text:span text:style-name="T11">You can work with your university department, employer or institution, or an organization like Torservers.org</text:span></text:p>
            </text:list-item>
            <text:list-item>
              <text:p text:style-name="P5"><text:span text:style-name="T11">Torservers.org is an independent, global network of organizations that helps the Tor network by running high bandwidth Tor relays.</text:span></text:p>
            </text:list-item>
            <text:list-item>
              <text:p text:style-name="P6"><text:span text:style-name="T11">In many countries operating as a corporation instead of as an individual can also get you certain legal protections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5;p36:notes" presentation:style-name="pr3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86;p36:notes" draw:style-name="gr3" draw:layer="layout" svg:width="14.393cm" svg:height="10.477cm" svg:x="3.599cm" svg:y="2.095cm" draw:page-number="36" presentation:class="page"/>
        </presentation:notes>
      </draw:page>
      <draw:page draw:name="page37" draw:style-name="dp1" draw:master-page-name="BLANK">
        <draw:custom-shape draw:name="Google Shape;394;p76" draw:style-name="gr1" draw:text-style-name="P2" draw:layer="layout" svg:width="22.852cm" svg:height="2.373cm" svg:x="1.27cm" svg:y="0.572cm">
          <text:p text:style-name="P1"><text:span text:style-name="T2">Relays associ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76" draw:style-name="gr4" draw:text-style-name="P2" draw:layer="layout" svg:width="22.852cm" svg:height="9.421cm" svg:x="1.27cm" svg:y="2.906cm">
          <text:list text:style-name="L10">
            <text:list-item>
              <text:p text:style-name="P4"><text:span text:style-name="T11">It’s often advised to create some type of non-profit corporation. This is useful for having a bank account and shared ownership.</text:span></text:p>
            </text:list-item>
            <text:list-item>
              <text:p text:style-name="P5"><text:span text:style-name="T11">To start a relay association, the most important thing is to have a group of people (3-5 suggested to start) interested in helping.</text:span></text:p>
            </text:list-item>
            <text:list-item>
              <text:p text:style-name="P6"><text:span text:style-name="T11">For example: Torservers.org, Cold Hak, enn.lu, nos-oignons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91;p37:notes" presentation:style-name="pr3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92;p37:notes" draw:style-name="gr3" draw:layer="layout" svg:width="14.393cm" svg:height="10.477cm" svg:x="3.599cm" svg:y="2.095cm" draw:page-number="37" presentation:class="page"/>
        </presentation:notes>
      </draw:page>
      <draw:page draw:name="page38" draw:style-name="dp1" draw:master-page-name="BLANK">
        <draw:custom-shape draw:name="Google Shape;400;p77" draw:style-name="gr1" draw:text-style-name="P2" draw:layer="layout" svg:width="22.852cm" svg:height="2.373cm" svg:x="1.27cm" svg:y="0.572cm">
          <text:p text:style-name="P1"><text:span text:style-name="T2">Running a relay with univers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77" draw:style-name="gr4" draw:text-style-name="P2" draw:layer="layout" svg:width="22.852cm" svg:height="9.421cm" svg:x="1.27cm" svg:y="2.906cm">
          <text:list text:style-name="L10">
            <text:list-item>
              <text:p text:style-name="P4"><text:span text:style-name="T11">Universities are typically home to a reliable, robust, and well-equipped network.</text:span></text:p>
            </text:list-item>
            <text:list-item>
              <text:p text:style-name="P5"><text:span text:style-name="T11">Many computer science departments and university libraries run relays, i.e., Massachussetts Institute of Technology (MIT CSAIL), Universitaet Stuttgart, the University of Waterloo.</text:span></text:p>
            </text:list-item>
            <text:list-item>
              <text:p text:style-name="P6"><text:span text:style-name="T11">Start running a relay campaign in your university: </text:span><text:span text:style-name="T12"><text:a xlink:href="https://www.eff.org/torchallenge/tor-on-campus.html" xlink:type="simple">https://www.eff.org/torchallenge/tor-on-campus.html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97;p38:notes" presentation:style-name="pr3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98;p38:notes" draw:style-name="gr3" draw:layer="layout" svg:width="14.393cm" svg:height="10.477cm" svg:x="3.599cm" svg:y="2.095cm" draw:page-number="38" presentation:class="page"/>
        </presentation:notes>
      </draw:page>
      <draw:page draw:name="page39" draw:style-name="dp1" draw:master-page-name="BLANK">
        <draw:custom-shape draw:name="Google Shape;406;p78" draw:style-name="gr1" draw:text-style-name="P2" draw:layer="layout" svg:width="22.852cm" svg:height="2.373cm" svg:x="1.27cm" svg:y="0.572cm">
          <text:p text:style-name="P1"><text:span text:style-name="T2">At your company or organ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78" draw:style-name="gr4" draw:text-style-name="P2" draw:layer="layout" svg:width="22.852cm" svg:height="9.421cm" svg:x="1.27cm" svg:y="2.906cm">
          <text:list text:style-name="L10">
            <text:list-item>
              <text:p text:style-name="P4"><text:span text:style-name="T11">If you work at a Tor-friendly company or organization, that's another ideal place to run a relay.</text:span></text:p>
            </text:list-item>
            <text:list-item>
              <text:p text:style-name="P5"><text:span text:style-name="T11">Companies like Brass Horn Communications, Quintex Alliance Consulting, and OmuraVPN</text:span></text:p>
            </text:list-item>
            <text:list-item>
              <text:p text:style-name="P6"><text:span text:style-name="T11">And organizations like Digital Courage, Access Now, Derechos Digitales, and Lebanon Libraries in New Hampshir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03;p39:notes" presentation:style-name="pr3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04;p39:notes" draw:style-name="gr3" draw:layer="layout" svg:width="14.393cm" svg:height="10.477cm" svg:x="3.599cm" svg:y="2.095cm" draw:page-number="39" presentation:class="page"/>
        </presentation:notes>
      </draw:page>
      <draw:page draw:name="page40" draw:style-name="dp1" draw:master-page-name="Default" presentation:presentation-page-layout-name="AL1T1">
        <draw:custom-shape draw:name="Google Shape;412;p79" draw:style-name="gr1" draw:text-style-name="P2" draw:layer="layout" svg:width="21.581cm" svg:height="4.984cm" svg:x="1.905cm" svg:y="2.508cm">
          <text:p text:style-name="P1"><text:span text:style-name="T4">Bad rel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79" draw:style-name="gr2" draw:text-style-name="P2" draw:layer="layout" svg:width="19.676cm" svg:height="3.642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09;p40:notes" presentation:style-name="pr4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10;p40:notes" draw:style-name="gr3" draw:layer="layout" svg:width="14.393cm" svg:height="10.477cm" svg:x="3.599cm" svg:y="2.095cm" draw:page-number="40" presentation:class="page"/>
        </presentation:notes>
      </draw:page>
      <draw:page draw:name="page41" draw:style-name="dp1" draw:master-page-name="BLANK">
        <draw:custom-shape draw:name="Google Shape;418;p80" draw:style-name="gr1" draw:text-style-name="P2" draw:layer="layout" svg:width="22.852cm" svg:height="2.373cm" svg:x="1.27cm" svg:y="0.572cm">
          <text:p text:style-name="P1"><text:span text:style-name="T2">What is a bad rela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80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A bad relay is one that either doesn't work properly or tampers with our users' connections. This can be either through maliciousness or misconfiguration. </text:span></text:p>
            </text:list-item>
            <text:list-item>
              <text:p text:style-name="P6"><text:span text:style-name="T3">For example: tampering with exit traffic in any way (including dropping accepted connections). Or, running HSDirs that harvest and probe .onion addresse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5;p41:notes" presentation:style-name="pr4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16;p41:notes" draw:style-name="gr3" draw:layer="layout" svg:width="14.393cm" svg:height="10.477cm" svg:x="3.599cm" svg:y="2.095cm" draw:page-number="41" presentation:class="page"/>
        </presentation:notes>
      </draw:page>
      <draw:page draw:name="page42" draw:style-name="dp1" draw:master-page-name="BLANK">
        <draw:custom-shape draw:name="Google Shape;424;p81" draw:style-name="gr1" draw:text-style-name="P2" draw:layer="layout" svg:width="22.852cm" svg:height="2.373cm" svg:x="1.27cm" svg:y="0.572cm">
          <text:p text:style-name="P1"><text:span text:style-name="T2">Reporting a bad re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81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Bad relays is also a private working group in Tor Project to detect misconfigured, malicious, or suspicious relay.</text:span></text:p>
            </text:list-item>
          </text:list>
          <text:list text:style-name="L9">
            <text:list-item>
              <text:p text:style-name="P6"><text:span text:style-name="T3">Users can report bad relays sending an email to </text:span><text:span text:style-name="T7"><text:a xlink:href="mailto:bad-relays@lists.torproject.org" xlink:type="simple">bad-relays@lists.torproject.org</text:a></text:span><text:span text:style-name="T3"><text:s/>with the relay's IP address or fingerprint, what kind of behavior did you see, and any additional information it’s needed to reproduce the issu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1;p42:notes" presentation:style-name="pr4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22;p42:notes" draw:style-name="gr3" draw:layer="layout" svg:width="14.393cm" svg:height="10.477cm" svg:x="3.599cm" svg:y="2.095cm" draw:page-number="42" presentation:class="page"/>
        </presentation:notes>
      </draw:page>
      <draw:page draw:name="page43" draw:style-name="dp1" draw:master-page-name="BLANK">
        <draw:custom-shape draw:name="Google Shape;430;p82" draw:style-name="gr1" draw:text-style-name="P2" draw:layer="layout" svg:width="22.852cm" svg:height="2.373cm" svg:x="1.27cm" svg:y="0.572cm">
          <text:p text:style-name="P1"><text:span text:style-name="T2">What happens to bad relay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82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After a relay is reported and we've verified the behavior we'll attempt to contact the relay operator.</text:span></text:p>
            </text:list-item>
            <text:list-item>
              <text:p text:style-name="P5"><text:span text:style-name="T3">We'll flag it to prevent it from continuing to be used (BadExit, Invalid, Reject).</text:span></text:p>
            </text:list-item>
            <text:list-item>
              <text:p text:style-name="P6"><text:span text:style-name="T3">The working group actively look for bad relays using open source tools like: exitmap, sysbilhunte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7;p43:notes" presentation:style-name="pr4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28;p43:notes" draw:style-name="gr3" draw:layer="layout" svg:width="14.393cm" svg:height="10.477cm" svg:x="3.599cm" svg:y="2.095cm" draw:page-number="43" presentation:class="page"/>
        </presentation:notes>
      </draw:page>
      <draw:page draw:name="page44" draw:style-name="dp1" draw:master-page-name="Default" presentation:presentation-page-layout-name="AL1T1">
        <draw:custom-shape draw:name="Google Shape;436;p83" draw:style-name="gr1" draw:text-style-name="P2" draw:layer="layout" svg:width="21.581cm" svg:height="4.984cm" svg:x="1.482cm" svg:y="2.72cm">
          <text:p text:style-name="P12"><text:span text:style-name="T13">How do I get help running a Tor rela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83" draw:style-name="gr2" draw:text-style-name="P2" draw:layer="layout" svg:width="20.834cm" svg:height="3.642cm" svg:x="1.905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3;g5a82bbac9c_0_0:notes" presentation:style-name="pr4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34;g5a82bbac9c_0_0:notes" draw:style-name="gr3" draw:layer="layout" svg:width="14.393cm" svg:height="10.477cm" svg:x="3.599cm" svg:y="2.095cm" draw:page-number="44" presentation:class="page"/>
        </presentation:notes>
      </draw:page>
      <draw:page draw:name="page45" draw:style-name="dp1" draw:master-page-name="BLANK">
        <draw:custom-shape draw:name="Google Shape;442;p84" draw:style-name="gr1" draw:text-style-name="P2" draw:layer="layout" svg:width="22.852cm" svg:height="2.373cm" svg:x="1.27cm" svg:y="0.572cm">
          <text:p text:style-name="P1"><text:span text:style-name="T2">Getting hel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84" draw:style-name="gr4" draw:text-style-name="P2" draw:layer="layout" svg:width="22.852cm" svg:height="9.421cm" svg:x="1.27cm" svg:y="2.906cm">
          <text:list text:style-name="L2">
            <text:list-item>
              <text:p text:style-name="P4"><text:span text:style-name="T3">Read the Tor Relay Guide documentation before:</text:span></text:p>
            </text:list-item>
          </text:list>
          <text:list text:style-name="L5">
            <text:list-item>
              <text:p text:style-name="P5"><text:span text:style-name="T7"><text:a xlink:href="https://torproject.org/relay-guide" xlink:type="simple">https://torproject.org/relay-guide</text:a></text:span></text:p>
            </text:list-item>
          </text:list>
          <text:list text:style-name="L9">
            <text:list-item>
              <text:p text:style-name="P5"><text:span text:style-name="T3">Search the mailing list archive: tor-relays in </text:span><text:span text:style-name="T7"><text:a xlink:href="https://lists.torproject.org/" xlink:type="simple">https://lists.torproject.org</text:a></text:span><text:span text:style-name="T3"><text:s text:c="2"/></text:span></text:p>
            </text:list-item>
          </text:list>
          <text:list text:style-name="L2">
            <text:list-item>
              <text:p text:style-name="P5"><text:span text:style-name="T3">Join the IRC channel: #tor-relays in irc.oftc.net</text:span></text:p>
            </text:list-item>
            <text:list-item>
              <text:p text:style-name="P6"><text:span text:style-name="T3">Talk with our relay advocate: colin@torproject.or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9;p45:notes" presentation:style-name="pr4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40;p45:notes" draw:style-name="gr3" draw:layer="layout" svg:width="14.393cm" svg:height="10.477cm" svg:x="3.599cm" svg:y="2.095cm" draw:page-number="45" presentation:class="page"/>
        </presentation:notes>
      </draw:page>
      <draw:page draw:name="page46" draw:style-name="dp1" draw:master-page-name="Default_20_1">
        <draw:custom-shape draw:name="Google Shape;448;p85" draw:style-name="gr1" draw:text-style-name="P2" draw:layer="layout" svg:width="21.585cm" svg:height="4.988cm" svg:x="1.905cm" svg:y="2.508cm">
          <text:p text:style-name="P1"><text:span text:style-name="T1">Thank You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85" draw:style-name="gr4" draw:text-style-name="P2" draw:layer="layout" svg:width="19.68cm" svg:height="3.646cm" svg:x="1.905cm" svg:y="8.096cm">
          <text:p text:style-name="P1"><text:span text:style-name="T14"/></text:p>
          <text:p text:style-name="P13"><text:span text:style-name="T15">Name: e-mail</text:span></text:p>
          <text:p text:style-name="P13"><text:span text:style-name="T15">Your PGP key fingerpr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5;p46:notes" presentation:style-name="pr4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446;p46:notes" draw:style-name="gr3" draw:layer="layout" svg:width="14.393cm" svg:height="10.477cm" svg:x="3.599cm" svg:y="2.095cm" draw:page-number="4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1f2f2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1f2f2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1f2f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1f2f2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1f2f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a8d256" draw:stroke-linejoin="round" draw:fill="solid" draw:fill-color="#68308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159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a8d256" draw:stroke-linejoin="round" draw:fill="solid" draw:fill-color="#f1f2f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solid" svg:stroke-width="0.159cm" svg:stroke-color="#7d469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8308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1f2f2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5.392cm" svg:height="1.517cm" svg:x="0cm" svg:y="12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;p1" draw:style-name="Mgr4" draw:text-style-name="MP6" draw:layer="backgroundobjects" svg:width="1.042cm" svg:height="0.627cm" svg:x="22.758cm" svg:y="13.192cm">
        <draw:image xlink:href="Pictures/1000020100000134000000BB777EFF26DBB14ECA.png" xlink:type="simple" xlink:show="embed" xlink:actuate="onLoad">
          <text:p/>
        </draw:image>
      </draw:frame>
      <draw:frame draw:name="Google Shape;8;p1" draw:style-name="Mgr4" draw:text-style-name="MP6" draw:layer="backgroundobjects" svg:width="8.947cm" svg:height="0.671cm" svg:x="1.27cm" svg:y="13.221cm">
        <draw:image xlink:href="Pictures/10000201000001DB0000002491909DF56D56EC0F.png" xlink:type="simple" xlink:show="embed" xlink:actuate="onLoad">
          <text:p/>
        </draw:image>
      </draw:frame>
      <draw:custom-shape draw:name="Google Shape;9;p1" draw:style-name="Mgr3" draw:text-style-name="MP5" draw:layer="backgroundobjects" svg:width="25.392cm" svg:height="14.2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6" draw:layer="backgroundobjects" svg:width="7.403cm" svg:height="10.698cm" svg:x="19.008cm" svg:y="6.394cm">
        <draw:image xlink:href="Pictures/100002010000034D000004C4FA137182F7966520.png" xlink:type="simple" xlink:show="embed" xlink:actuate="onLoad">
          <text:p/>
        </draw:image>
      </draw:frame>
      <draw:custom-shape draw:name="Google Shape;11;p1" draw:style-name="Mgr5" draw:text-style-name="MP6" draw:layer="backgroundobjects" svg:width="19.342cm" svg:height="0.001cm" svg:x="1.905cm" svg:y="7.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5;p2" presentation:style-name="TITLE_5f_AND_5f_BODY-title" draw:layer="backgroundobjects" svg:width="22.858cm" svg:height="2.384cm" svg:x="1.27cm" svg:y="0.57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63;p14" draw:style-name="Mgr3" draw:text-style-name="MP5" draw:layer="backgroundobjects" svg:width="25.392cm" svg:height="1.517cm" svg:x="0cm" svg:y="12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;p14" draw:style-name="Mgr4" draw:text-style-name="MP6" draw:layer="backgroundobjects" svg:width="1.042cm" svg:height="0.627cm" svg:x="22.758cm" svg:y="13.192cm">
        <draw:image xlink:href="Pictures/1000020100000134000000BB777EFF26DBB14ECA.png" xlink:type="simple" xlink:show="embed" xlink:actuate="onLoad">
          <text:p/>
        </draw:image>
      </draw:frame>
      <draw:frame draw:name="Google Shape;65;p14" draw:style-name="Mgr4" draw:text-style-name="MP6" draw:layer="backgroundobjects" svg:width="8.947cm" svg:height="0.671cm" svg:x="1.27cm" svg:y="13.221cm">
        <draw:image xlink:href="Pictures/10000201000001DB0000002491909DF56D56EC0F.png" xlink:type="simple" xlink:show="embed" xlink:actuate="onLoad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117;p27" draw:style-name="Mgr3" draw:text-style-name="MP5" draw:layer="backgroundobjects" svg:width="25.391cm" svg:height="1.516cm" svg:x="0cm" svg:y="12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8;p27" draw:style-name="Mgr4" draw:text-style-name="MP6" draw:layer="backgroundobjects" svg:width="1.041cm" svg:height="0.626cm" svg:x="22.758cm" svg:y="13.192cm">
        <draw:image xlink:href="Pictures/1000020100000134000000BB777EFF26DBB14ECA.png" xlink:type="simple" xlink:show="embed" xlink:actuate="onLoad">
          <text:p/>
        </draw:image>
      </draw:frame>
      <draw:frame draw:name="Google Shape;119;p27" draw:style-name="Mgr4" draw:text-style-name="MP6" draw:layer="backgroundobjects" svg:width="8.946cm" svg:height="0.67cm" svg:x="1.27cm" svg:y="13.221cm">
        <draw:image xlink:href="Pictures/10000201000001DB0000002491909DF56D56EC0F.png" xlink:type="simple" xlink:show="embed" xlink:actuate="onLoad">
          <text:p/>
        </draw:image>
      </draw:frame>
      <draw:custom-shape draw:name="Google Shape;120;p27" draw:style-name="Mgr6" draw:text-style-name="MP7" draw:layer="backgroundobjects" svg:width="25.391cm" svg:height="14.27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1;p27" draw:style-name="Mgr4" draw:text-style-name="MP6" draw:layer="backgroundobjects" svg:width="7.402cm" svg:height="10.697cm" svg:x="19.008cm" svg:y="6.394cm">
        <draw:image xlink:href="Pictures/100002010000034D000004C4FA137182F7966520.png" xlink:type="simple" xlink:show="embed" xlink:actuate="onLoad">
          <text:p/>
        </draw:image>
      </draw:frame>
      <draw:custom-shape draw:name="Google Shape;122;p27" draw:style-name="Mgr7" draw:text-style-name="MP6" draw:layer="backgroundobjects" svg:width="19.342cm" svg:height="0.001cm" svg:x="1.905cm" svg:y="7.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6;p28" presentation:style-name="Default-title" draw:layer="backgroundobjects" svg:width="22.858cm" svg:height="2.384cm" svg:x="1.27cm" svg:y="0.57cm" presentation:class="title" presentation:placeholder="true" presentation:user-transformed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Google Shape;6;p1" draw:style-name="Mgr3" draw:text-style-name="MP5" draw:layer="backgroundobjects" svg:width="25.392cm" svg:height="1.517cm" svg:x="0cm" svg:y="12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;p1" draw:style-name="Mgr4" draw:text-style-name="MP6" draw:layer="backgroundobjects" svg:width="1.042cm" svg:height="0.627cm" svg:x="22.758cm" svg:y="13.192cm">
        <draw:image xlink:href="Pictures/1000020100000134000000BB777EFF26DBB14ECA.png" xlink:type="simple" xlink:show="embed" xlink:actuate="onLoad">
          <text:p/>
        </draw:image>
      </draw:frame>
      <draw:frame draw:name="Google Shape;8;p1" draw:style-name="Mgr4" draw:text-style-name="MP6" draw:layer="backgroundobjects" svg:width="8.947cm" svg:height="0.671cm" svg:x="1.27cm" svg:y="13.221cm">
        <draw:image xlink:href="Pictures/10000201000001DB0000002491909DF56D56EC0F.png" xlink:type="simple" xlink:show="embed" xlink:actuate="onLoad">
          <text:p/>
        </draw:image>
      </draw:frame>
      <draw:custom-shape draw:name="Google Shape;9;p1" draw:style-name="Mgr3" draw:text-style-name="MP5" draw:layer="backgroundobjects" svg:width="25.392cm" svg:height="14.2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6" draw:layer="backgroundobjects" svg:width="7.403cm" svg:height="10.698cm" svg:x="19.008cm" svg:y="6.394cm">
        <draw:image xlink:href="Pictures/100002010000034D000004C4FA137182F7966520.png" xlink:type="simple" xlink:show="embed" xlink:actuate="onLoad">
          <text:p/>
        </draw:image>
      </draw:frame>
      <draw:custom-shape draw:name="Google Shape;11;p1" draw:style-name="Mgr5" draw:text-style-name="MP6" draw:layer="backgroundobjects" svg:width="19.342cm" svg:height="0.001cm" svg:x="1.905cm" svg:y="7.5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6"/>
    <meta:generator>LibreOfficeDev/6.0.5.2$Linux_X86_64 LibreOffice_project/</meta:generator>
  </office:meta>
</office:document-meta>
</file>